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_5f_1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Default_20_Drawing_20_Style_5f_1_5f_1">
      <style:graphic-properties draw:stroke="none" svg:stroke-color="#000000" draw:marker-end="Arrowheads_20_30" draw:fill="none" draw:fill-color="#ffffff" draw:auto-grow-height="true" draw:auto-grow-width="false" fo:max-height="0cm" fo:min-height="3.861cm" loext:decorative="false"/>
      <style:paragraph-properties style:writing-mode="lr-tb"/>
    </style:style>
    <style:style style:name="gr5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822cm" fo:min-width="4.207cm" loext:decorative="false"/>
      <style:paragraph-properties style:writing-mode="lr-tb"/>
    </style:style>
    <style:style style:name="gr6" style:family="graphic" style:parent-style-name="Object_20_without_20_fill_5f_1_5f_1">
      <style:graphic-properties draw:marker-end="Arrowheads_20_55" draw:marker-end-width="0.3cm" draw:fill="none" draw:textarea-vertical-align="middle" loext:decorative="false"/>
    </style:style>
    <style:style style:name="gr7" style:family="graphic" style:parent-style-name="Default_20_Drawing_20_Style_5f_1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18cm" loext:decorative="false"/>
      <style:paragraph-properties style:writing-mode="lr-tb"/>
    </style:style>
    <style:style style:name="gr9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10" style:family="graphic" style:parent-style-name="standard">
      <style:graphic-properties fo:min-height="0.8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5.277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6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68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 loext:decorative="false"/>
      <style:paragraph-properties style:writing-mode="lr-tb"/>
    </style:style>
    <style:style style:name="gr18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5.91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3cm" fo:min-width="0cm" loext:decorative="false"/>
      <style:paragraph-properties style:writing-mode="lr-tb"/>
    </style:style>
    <style:style style:name="gr24" style:family="graphic" style:parent-style-name="standard">
      <style:graphic-properties fo:min-height="0.73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3.166cm" loext:decorative="false"/>
      <style:paragraph-properties style:writing-mode="lr-tb"/>
    </style:style>
    <style:style style:name="gr26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fo:min-height="15.75cm" loext:decorative="false"/>
      <style:paragraph-properties style:writing-mode="lr-tb"/>
    </style:style>
    <style:style style:name="pr7" style:family="presentation" style:parent-style-name="Default-outline1">
      <style:graphic-properties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2.635cm" loext:decorative="false"/>
      <style:paragraph-properties style:writing-mode="lr-tb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10.729cm" style:use-optimal-column-width="false"/>
    </style:style>
    <style:style style:name="co3" style:family="table-column">
      <style:table-column-properties style:column-width="11.941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4.089cm" style:use-optimal-row-height="false"/>
    </style:style>
    <style:style style:name="ro3" style:family="table-row">
      <style:table-row-properties style:row-height="3.054cm" style:use-optimal-row-height="false"/>
    </style:style>
    <style:style style:name="ro4" style:family="table-row">
      <style:table-row-properties style:row-height="4.842cm" style:use-optimal-row-height="false"/>
    </style:style>
    <style:style style:name="ro5" style:family="table-row">
      <style:table-row-properties style:row-height="3.462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2" fo:font-size="20pt"/>
    </style:style>
    <style:style style:name="ce3" style:family="table-cell">
      <loext:graphic-properties draw:fill="none" draw:textarea-vertical-align="middle"/>
      <style:paragraph-properties fo:border="0.03pt solid #666666"/>
      <style:text-properties style:font-name="DejaVu Sans Condensed2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paragraph-properties fo:text-align="center"/>
      <style:text-properties fo:color="#000000" loext:opacity="100%" style:font-name="DejaVu Sans Condensed2" fo:font-size="20pt" fo:font-weight="bold" style:font-weight-asian="bold" style:font-weight-complex="bold"/>
    </style:style>
    <style:style style:name="P9" style:family="paragraph">
      <style:text-properties style:font-name="DejaVu Sans Condensed2" fo:font-size="20pt"/>
    </style:style>
    <style:style style:name="P10" style:family="paragraph">
      <style:paragraph-properties fo:text-align="center"/>
      <style:text-properties fo:color="#666666" loext:opacity="100%"/>
    </style:style>
    <style:style style:name="P11" style:family="paragraph">
      <loext:graphic-properties draw:fill="none" draw:fill-color="#ffffff"/>
      <style:text-properties style:font-name="DejaVu Mono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language="pt" fo:country="BR"/>
    </style:style>
    <style:style style:name="P17" style:family="paragraph">
      <style:paragraph-properties fo:text-align="center"/>
      <style:text-properties fo:language="pt" fo:country="B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language="pt" fo:country="BR" fo:hyphenate="false" loext:hyphenation-no-caps="false"/>
    </style:style>
    <style:style style:name="P22" style:family="paragraph">
      <style:paragraph-properties style:writing-mode="lr-tb"/>
    </style:style>
    <style:style style:name="P23" style:family="paragraph">
      <loext:graphic-properties draw:fill="none" draw:fill-color="#ffffff"/>
      <style:text-properties fo:language="pt" fo:country="BR"/>
    </style:style>
    <style:style style:name="P24" style:family="paragraph">
      <loext:graphic-properties draw:fill="none" draw:fill-color="#ffffff"/>
      <style:paragraph-properties fo:text-align="end"/>
      <style:text-properties fo:language="pt" fo:country="B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language="pt" fo:country="B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0000" loext:opacity="100%" style:font-name="DejaVu Sans Condensed2" fo:font-size="20pt" fo:font-weight="bold" style:font-weight-asian="bold" style:font-weight-complex="bold"/>
    </style:style>
    <style:style style:name="T5" style:family="text">
      <style:text-properties style:font-name="DejaVu Sans Condensed2" fo:font-size="20pt"/>
    </style:style>
    <style:style style:name="T6" style:family="text">
      <style:text-properties fo:color="#ff0000" loext:opacity="100%" style:font-name="DejaVu Sans Condensed2" fo:font-size="20pt"/>
    </style:style>
    <style:style style:name="T7" style:family="text">
      <style:text-properties fo:color="#7f7f7f" loext:opacity="100%" style:font-name="DejaVu Sans Condensed2" fo:font-size="20pt"/>
    </style:style>
    <style:style style:name="T8" style:family="text">
      <style:text-properties fo:color="#ff0000" loext:opacity="100%" style:text-position="33% 58%" style:font-name="DejaVu Sans Condensed2" fo:font-size="20pt"/>
    </style:style>
    <style:style style:name="T9" style:family="text">
      <style:text-properties style:text-position="33% 58%" style:font-name="DejaVu Sans Condensed2" fo:font-size="20pt"/>
    </style:style>
    <style:style style:name="T10" style:family="text">
      <style:text-properties style:font-name="DejaVu Mono"/>
    </style:style>
    <style:style style:name="T11" style:family="text">
      <style:text-properties style:text-position="33% 58%" style:font-name="DejaVu Mono"/>
    </style:style>
    <style:style style:name="T12" style:family="text">
      <style:text-properties fo:language="pt" fo:country="BR"/>
    </style:style>
    <style:style style:name="T13" style:family="text">
      <style:text-properties fo:color="#c46200" loext:opacity="100%" fo:language="pt" fo:country="BR"/>
    </style:style>
    <style:style style:name="T14" style:family="text">
      <style:text-properties fo:color="#ff00ff" loext:opacity="100%" fo:language="pt" fo:country="BR"/>
    </style:style>
    <style:style style:name="T15" style:family="text">
      <style:text-properties fo:color="#7f00fe" loext:opacity="100%" fo:language="pt" fo:country="BR"/>
    </style:style>
    <style:style style:name="T16" style:family="text">
      <style:text-properties fo:color="#ff0000" loext:opacity="100%" fo:language="pt" fo:country="BR"/>
    </style:style>
    <style:style style:name="T17" style:family="text">
      <style:text-properties fo:color="#b4b400" loext:opacity="100%" fo:language="pt" fo:country="BR"/>
    </style:style>
    <style:style style:name="T18" style:family="text">
      <style:text-properties fo:color="#fe7f00" loext:opacity="100%" fo:language="pt" fo:country="BR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style:text-position="sub 58%" fo:language="pt" fo:country="BR"/>
    </style:style>
    <style:style style:name="T21" style:family="text">
      <style:text-properties style:text-position="super 58%" fo:language="pt" fo:country="BR"/>
    </style:style>
    <style:style style:name="T22" style:family="text">
      <style:text-properties fo:color="#e300e3" loext:opacity="100%" fo:language="pt" fo:country="BR"/>
    </style:style>
    <style:style style:name="T23" style:family="text">
      <style:text-properties fo:color="#fe007f" loext:opacity="100%" fo:language="pt" fo:country="BR"/>
    </style:style>
    <style:style style:name="T24" style:family="text">
      <style:text-properties fo:color="#c46200" loext:opacity="100%" fo:language="pt" fo:country="BR" fo:font-weight="normal" style:font-weight-asian="normal" style:font-weight-complex="normal"/>
    </style:style>
    <style:style style:name="T25" style:family="text">
      <style:text-properties fo:language="pt" fo:country="BR" fo:font-weight="normal" style:font-weight-asian="normal" style:font-weight-complex="normal"/>
    </style:style>
    <style:style style:name="T26" style:family="text">
      <style:text-properties style:font-name="DejaVu Sans" fo:language="pt" fo:country="BR" style:text-overline-style="solid" style:text-overline-width="auto" style:text-overline-color="font-color"/>
    </style:style>
    <style:style style:name="T27" style:family="text">
      <style:text-properties style:use-window-font-color="true" loext:opacity="0%" fo:language="pt" fo:country="BR"/>
    </style:style>
    <style:style style:name="T28" style:family="text">
      <style:text-properties style:use-window-font-color="true" loext:opacity="0%" fo:language="pt" fo:country="BR" style:text-overline-style="solid" style:text-overline-width="auto" style:text-overline-color="font-color"/>
    </style:style>
    <style:style style:name="T29" style:family="text">
      <style:text-properties style:use-window-font-color="true" loext:opacity="0%" style:text-position="sub 58%" fo:language="pt" fo:country="BR" style:text-overline-style="none" style:text-overline-color="font-color"/>
    </style:style>
    <style:style style:name="T30" style:family="text">
      <style:text-properties fo:color="#ff0000" loext:opacity="100%"/>
    </style:style>
    <style:style style:name="T31" style:family="text">
      <style:text-properties fo:color="#ff00ff" loext:opacity="100%"/>
    </style:style>
    <style:style style:name="T32" style:family="text">
      <style:text-properties style:text-position="-8% 58%" fo:language="pt" fo:country="BR"/>
    </style:style>
    <style:style style:name="T33" style:family="text">
      <style:text-properties style:text-position="-8% 58%"/>
    </style:style>
    <style:style style:name="T34" style:family="text">
      <style:text-properties fo:color="#ff0000" loext:opacity="100%" style:text-position="-8% 58%" fo:language="pt" fo:country="BR"/>
    </style:style>
    <style:style style:name="T35" style:family="text">
      <style:text-properties style:text-position="33% 58%" fo:language="pt" fo:country="BR"/>
    </style:style>
    <style:style style:name="T36" style:family="text">
      <style:text-properties style:text-position="0% 100%" fo:language="pt" fo:country="BR"/>
    </style:style>
    <style:style style:name="T37" style:family="text">
      <style:text-properties fo:color="#ff0000" loext:opacity="100%" style:text-position="sub 58%" fo:language="pt" fo:country="BR"/>
    </style:style>
    <style:style style:name="T38" style:family="text">
      <style:text-properties style:use-window-font-color="true" loext:opacity="0%" fo:language="pt" fo:country="BR" fo:font-weight="bold" style:font-weight-asian="bold" style:font-weight-complex="bold"/>
    </style:style>
    <style:style style:name="T39" style:family="text">
      <style:text-properties fo:color="#ff0000" loext:opacity="100%" style:text-position="super 58%" fo:language="pt" fo:country="BR"/>
    </style:style>
    <style:style style:name="T40" style:family="text">
      <style:text-properties fo:language="pt" fo:country="BR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ns Livres de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gr2" draw:layer="layout" svg:width="27.233cm" svg:height="16.528cm" svg:x="0.47cm" svg:y="4.5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Gramáticas</text:span></text:p>
              </table:table-cell>
              <table:table-cell>
                <text:p text:style-name="P8"><text:span text:style-name="T4"><text:s/>Regras</text:span></text:p>
              </table:table-cell>
              <table:table-cell>
                <text:p text:style-name="P8"><text:span text:style-name="T4">Ex. de linguagens gerada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GR (tipo 3) Regulares</text:span></text:p>
              </table:table-cell>
              <table:table-cell>
                <text:p text:style-name="P9"><text:span text:style-name="T6">A→aB</text:span><text:span text:style-name="T5">, </text:span><text:span text:style-name="T6">A→b</text:span><text:span text:style-name="T5">, (</text:span><text:span text:style-name="T6">A→ε</text:span><text:span text:style-name="T5">, se permitido, apenas para o símbolo inicial)</text:span></text:p>
                <text:p text:style-name="P9"><text:span text:style-name="T5">A, B ∈ V <text:s text:c="2"/></text:span><text:span text:style-name="T7"><text:s text:c="3"/>(variáveis)</text:span></text:p>
                <text:p text:style-name="P9"><text:span text:style-name="T5">a, b ∈ T <text:s text:c="6"/></text:span><text:span text:style-name="T7">(terminais)</text:span></text:p>
              </table:table-cell>
              <table:table-cell>
                <text:p text:style-name="P9"><text:span text:style-name="T5">{ ε, b, ab, aab, aaab, ... }</text:span><text:span text:style-name="T5"><text:line-break/></text:span><text:span text:style-name="T5">= { </text:span><text:span text:style-name="T6">a</text:span><text:span text:style-name="T8">n </text:span><text:span text:style-name="T6">b</text:span><text:span text:style-name="T5"> | n ≥ 0} ∪ {ε}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5">GLC (tipo 2) Livres de Contexto</text:span></text:p>
              </table:table-cell>
              <table:table-cell>
                <text:p text:style-name="P9"><text:span text:style-name="T5">A → α</text:span></text:p>
                <text:p text:style-name="P9"><text:span text:style-name="T5">A ∈ V <text:s/>, <text:s/>α ∈ (V ∪ T)</text:span><text:span text:style-name="T9">*</text:span></text:p>
                <text:p text:style-name="P9"><text:span text:style-name="T5">A: 1 única variável</text:span></text:p>
              </table:table-cell>
              <table:table-cell>
                <text:p text:style-name="P9"><text:span text:style-name="T5">{ ab, aabb, aaabbb, aaaabbbb, ... }</text:span><text:span text:style-name="T5"><text:line-break/></text:span><text:span text:style-name="T5">= { </text:span><text:span text:style-name="T6">a</text:span><text:span text:style-name="T8">n</text:span><text:span text:style-name="T6"> b</text:span><text:span text:style-name="T8">n</text:span><text:span text:style-name="T5"> | n &gt; 0 }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5">GSC (tipo 1) Sensíveis ao</text:span></text:p>
                <text:p text:style-name="P9"><text:span text:style-name="T5">Contexto</text:span></text:p>
              </table:table-cell>
              <table:table-cell>
                <text:p text:style-name="P9"><text:span text:style-name="T5">α → β</text:span></text:p>
                <text:p text:style-name="P9"><text:span text:style-name="T5">α ∈ (V ∪ T)⁺ <text:s/>, <text:s/>β ∈ (V ∪ T)</text:span><text:span text:style-name="T9">*</text:span></text:p>
                <text:p text:style-name="P9"><text:span text:style-name="T5">| α | <text:s/>≤ <text:s/>| β |</text:span></text:p>
                <text:p text:style-name="P9"><text:span text:style-name="T5">S → ε, se S não aparece do lado direito de nenhuma regra</text:span></text:p>
              </table:table-cell>
              <table:table-cell>
                <text:p text:style-name="P9"><text:span text:style-name="T5">{ abc, aabbcc, aaabbbccc, ... }</text:span></text:p>
                <text:p text:style-name="P9"><text:span text:style-name="T5">= { </text:span><text:span text:style-name="T6">a</text:span><text:span text:style-name="T8">n</text:span><text:span text:style-name="T6"> b</text:span><text:span text:style-name="T8">n</text:span><text:span text:style-name="T6"> c</text:span><text:span text:style-name="T8">n</text:span><text:span text:style-name="T5"> | n &gt; 0 }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5">GI (tipo 0) Irrestrita ou geral</text:span></text:p>
              </table:table-cell>
              <table:table-cell>
                <text:p text:style-name="P9"><text:span text:style-name="T5">α → β</text:span></text:p>
                <text:p text:style-name="P9"><text:span text:style-name="T5">α, β ∈ (V ∪ T)</text:span><text:span text:style-name="T9">*</text:span></text:p>
                <text:p text:style-name="P9"><text:span text:style-name="T5">α: pelo menos 1 símbolo de V</text:span></text:p>
              </table:table-cell>
              <table:table-cell>
                <text:p text:style-name="P9"><text:span text:style-name="T5">{ a, aa, aaaa, aaaaaaaa, ... }</text:span></text:p>
                <text:p text:style-name="P9"><text:span text:style-name="T5">= { <text:s text:c="6"/>| n ≥ 0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1.143cm" svg:height="1.054cm" svg:x="17.345cm" svg:y="19.3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1" draw:layer="layout" svg:width="9.099cm" svg:height="4.111cm" svg:x="16.501cm" svg:y="0.5cm">
          <draw:text-box>
            <text:p><text:span text:style-name="T10">R <text:s text:c="3"/>a</text:span><text:span text:style-name="T11">n</text:span><text:span text:style-name="T10">b</text:span><text:span text:style-name="T10"><text:tab/></text:span><text:span text:style-name="T10"> <text:s text:c="3"/>ε, b, ab, aab</text:span></text:p>
            <text:p><text:span text:style-name="T10">LC <text:s/>a</text:span><text:span text:style-name="T11">n</text:span><text:span text:style-name="T10">b</text:span><text:span text:style-name="T11">n</text:span><text:span text:style-name="T10"> <text:s text:c="4"/>ab, aabb</text:span></text:p>
            <text:p><text:span text:style-name="T10">SC <text:s/>a</text:span><text:span text:style-name="T11">n</text:span><text:span text:style-name="T10">b</text:span><text:span text:style-name="T11">n</text:span><text:span text:style-name="T10">c</text:span><text:span text:style-name="T11">n</text:span><text:span text:style-name="T10"> <text:s/>abc, aabbcc</text:span></text:p>
            <text:p><text:span text:style-name="T10">I <text:s text:c="5"/>a</text:span><text:span text:style-name="T11">2^n</text:span><text:span text:style-name="T10"> </text:span><text:span text:style-name="T10"><text:tab/></text:span><text:span text:style-name="T10"> <text:s text:c="3"/>a, aa, aaaa</text:span></text:p>
          </draw:text-box>
        </draw:frame>
        <draw:frame draw:style-name="gr5" draw:text-style-name="P12" draw:layer="layout" svg:width="4.707cm" svg:height="1.072cm" svg:x="4.977cm" svg:y="3.132cm">
          <draw:text-box>
            <text:p>apenas estas</text:p>
          </draw:text-box>
        </draw:frame>
        <draw:line draw:style-name="gr6" draw:text-style-name="P13" draw:layer="layout" svg:x1="6.603cm" svg:y1="4.12cm" svg:x2="7.282cm" svg:y2="6.092cm">
          <text:p/>
        </draw:line>
        <draw:rect draw:style-name="gr7" draw:text-style-name="P14" draw:layer="layout" svg:width="27.535cm" svg:height="3.58cm" svg:x="0.305cm" svg:y="9.494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><text:span text:style-name="T12">Linguagens Livres de Contexto (LLC)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 uma </text:span><text:span text:style-name="T13">Linguagem</text:span><text:span text:style-name="T12"> </text:span><text:span text:style-name="T14">L</text:span><text:span text:style-name="T12"> é gerada por uma </text:span><text:span text:style-name="T15">Gramática Livre de Contexto</text:span><text:span text:style-name="T12"> (GLC) <text:s/></text:span><text:span text:style-name="T16">G</text:span><text:span text:style-name="T12"> ,</text:span></text:p>
                <text:list>
                  <text:list-item>
                    <text:p><text:span text:style-name="T12">dizemos que </text:span><text:span text:style-name="T14">L</text:span><text:span text:style-name="T12"> é uma </text:span><text:span text:style-name="T17">Linguagem Livre de Contexto</text:span><text:span text:style-name="T12"> (</text:span><text:span text:style-name="T18">LLC</text:span><text:span text:style-name="T12">)</text:span></text:p>
                  </text:list-item>
                </text:list>
              </text:list-item>
              <text:list-item>
                <text:p><text:span text:style-name="T19">Ex. 1</text:span><text:span text:style-name="T12">: </text:span></text:p>
                <text:list>
                  <text:list-item>
                    <text:p><text:span text:style-name="T12">linguagem sobre o alfabeto Σ = { a , b } , definida como </text:span><text:span text:style-name="T12"><text:line-break/></text:span><text:span text:style-name="T12">L</text:span><text:span text:style-name="T20">R</text:span><text:span text:style-name="T12"> = { w | w</text:span><text:span text:style-name="T21">R</text:span><text:span text:style-name="T12"> = w } , onde</text:span></text:p>
                    <text:list>
                      <text:list-item>
                        <text:p><text:span text:style-name="T12">w</text:span><text:span text:style-name="T21">R</text:span><text:span text:style-name="T12"> <text:s/>é a cadeia </text:span><text:span text:style-name="T16">w</text:span><text:span text:style-name="T12"> revertida (de trás para frente)</text:span></text:p>
                      </text:list-item>
                      <text:list-item>
                        <text:p><text:span text:style-name="T12">L</text:span><text:span text:style-name="T20">R</text:span><text:span text:style-name="T12"> <text:s/>é linguagem cuja cadeia revertida </text:span><text:span text:style-name="T22">é igual à cadeia original</text:span><text:span text:style-name="T22"><text:line-break/></text:span><text:span text:style-name="T22"/></text:p>
                      </text:list-item>
                    </text:list>
                  </text:list-item>
                  <text:list-item>
                    <text:p><text:span text:style-name="T12">L</text:span><text:span text:style-name="T20">R</text:span><text:span text:style-name="T12"> é uma LLC porque é gerada pela GLC: </text:span><text:span text:style-name="T23">S → aSa | bSb | a | b | ε</text:span></text:p>
                    <text:list>
                      <text:list-item>
                        <text:p>S → aSa → abSb → abbSb → abbbba :</text:p>
                        <text:list>
                          <text:list-item>
                            <text:p>Linguagem gerada: "abbbba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3.118cm" svg:height="0.988cm" svg:x="3.651cm" svg:y="14.268cm">
          <draw:text-box>
            <text:p>“L de R”</text:p>
          </draw:text-box>
        </draw:frame>
        <draw:line draw:style-name="gr9" draw:text-style-name="P13" draw:layer="layout" svg:x1="3.55cm" svg:y1="14.804cm" svg:x2="3.283cm" svg:y2="14.067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><text:span text:style-name="T12">LLC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24">Visto anteriormente</text:span><text:span text:style-name="T25">:</text:span><text:span text:style-name="T12"> se L é uma Linguagem Regular (LR), então </text:span><text:span text:style-name="T12">seu complemento, </text:span><text:span text:style-name="T26">L</text:span><text:span text:style-name="T12"> , também o é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><text:span text:style-name="T27">Dada a GLC que gera a linguagem </text:span><text:span text:style-name="T28">L</text:span><text:span text:style-name="T29">R</text:span></text:p>
                <text:list>
                  <text:list-item>
                    <text:list>
                      <text:list-item>
                        <text:p><text:span text:style-name="T12">S → aSa | bSb | aAb | bAa</text:span></text:p>
                      </text:list-item>
                      <text:list-item>
                        <text:p><text:span text:style-name="T12">A → aAa | bAb | aAb | bAa | a | b | ε</text:span></text:p>
                      </text:list-item>
                    </text:list>
                  </text:list-item>
                  <text:list-item>
                    <text:p><text:span text:style-name="T12">A </text:span><text:span text:style-name="T14">forma sentencial</text:span><text:span text:style-name="T12"> gerada possui exatamente uma variável: A ou S</text:span></text:p>
                    <text:list>
                      <text:list-item>
                        <text:p><text:span text:style-name="T19">Ex.:</text:span><text:span text:style-name="T12"> <text:s/>a partir do símbolo inicial <text:s/>S , podemos derivar:</text:span><text:span text:style-name="T12"><text:line-break/></text:span><text:span text:style-name="T16">S → aSa → aaAb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7" draw:layer="layout" svg:width="4.31cm" svg:height="1.12cm" svg:x="11.552cm" svg:y="19.38cm">
          <draw:text-box>
            <text:p text:style-name="P14"><text:span text:style-name="T12">(continua)</text:span></text:p>
          </draw:text-box>
        </draw:frame>
        <draw:frame draw:style-name="gr11" draw:text-style-name="P19" draw:layer="layout" svg:width="7.862cm" svg:height="5.527cm" svg:x="19.802cm" svg:y="9.646cm">
          <draw:text-box>
            <text:p text:style-name="P18">cadeia com <text:span text:style-name="T30">terminais</text:span> e <text:span text:style-name="T31">variáveis</text:span> obtida aplicando as regras de produção da gramática</text:p>
          </draw:text-box>
        </draw:frame>
        <draw:line draw:style-name="gr12" draw:text-style-name="P13" draw:layer="layout" svg:x1="9.578cm" svg:y1="13.866cm" svg:x2="8.881cm" svg:y2="14.071cm">
          <text:p/>
        </draw:line>
        <draw:frame draw:style-name="gr13" draw:text-style-name="P12" draw:layer="layout" svg:width="16.517cm" svg:height="3.115cm" svg:x="10.483cm" svg:y="17.115cm">
          <draw:text-box>
            <text:p>é uma forma sentencial, pois contém terminais</text:p>
            <text:p>(a, a, b, a ) e uma variável ( A )</text:p>
          </draw:text-box>
        </draw:frame>
        <draw:line draw:style-name="gr14" draw:text-style-name="P13" draw:layer="layout" svg:x1="10.248cm" svg:y1="17.517cm" svg:x2="9.143cm" svg:y2="16.546cm">
          <text:p/>
        </draw:line>
        <draw:line draw:style-name="gr15" draw:text-style-name="P13" draw:layer="layout" svg:x1="9.578cm" svg:y1="13.868cm" svg:x2="17.71cm" svg:y2="13.868cm">
          <text:p/>
        </draw:line>
        <draw:line draw:style-name="gr15" draw:text-style-name="P13" draw:layer="layout" svg:x1="17.71cm" svg:y1="13.868cm" svg:x2="19.802cm" svg:y2="12.208cm">
          <text:p/>
        </draw:line>
        <draw:frame draw:style-name="gr16" draw:text-style-name="P12" draw:layer="layout" svg:width="26.191cm" svg:height="3.936cm" svg:x="1.473cm" svg:y="6.431cm">
          <draw:text-box>
            <text:p>- Ex.: 𝐿 = { 𝑤 ∈ { 𝑎 , 𝑏 } ∗ ∣ 𝑤  contém um número par de  𝑎 ′ 𝑠 }</text:p>
            <text:p>- O complemento de <text:s/>𝐿 é definido como todas as cadeias que não estão em <text:s/>𝐿 . Assim, <text:s/>𝐿𝑐 = { 𝑤 ∈ { 𝑎 , 𝑏 } ∗ ∣ 𝑤 contém um número ímpar de 𝑎′𝑠 } 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placeholder="true">
          <draw:text-box/>
        </draw:frame>
        <draw:frame presentation:style-name="pr6" draw:text-style-name="P21" draw:layer="layout" svg:width="26cm" svg:height="16.5cm" svg:x="1cm" svg:y="4cm" presentation:class="outline">
          <draw:text-box>
            <text:list text:style-name="L1">
              <text:list-item>
                <text:p text:style-name="P20"><text:span text:style-name="T12">Uma derivação a partir de S apresentará até determinada regra apenas S como variável na forma sentencial (</text:span><text:span text:style-name="T16">S → aSa</text:span><text:span text:style-name="T12">),</text:span></text:p>
                <text:list>
                  <text:list-item>
                    <text:p><text:span text:style-name="T12">mas depois da aplicação de uma das regras <text:s/>S → aAb <text:s/>ou</text:span><text:span text:style-name="T12"><text:line-break/></text:span><text:span text:style-name="T12">S → bAa , as formas sentenciais terão apenas A como variável</text:span><text:span text:style-name="T12"><text:line-break/></text:span><text:span text:style-name="T12">(</text:span><text:span text:style-name="T16">S → aSa → aaAba</text:span><text:span text:style-name="T12">)</text:span></text:p>
                  </text:list-item>
                </text:list>
              </text:list-item>
              <text:list-item>
                <text:p><text:span text:style-name="T12">O funcionamento da gramática é tal que as formas sentenciais que têm a variável S são simétricas, ou seja</text:span></text:p>
                <text:list>
                  <text:list-item>
                    <text:p><text:span text:style-name="T12">são iguais quando lidas de trás para frente, </text:span></text:p>
                    <text:list>
                      <text:list-item>
                        <text:p><text:span text:style-name="T12">enquanto que as formas sentenciais que têm a variável A são assimétricas, ou seja</text:span></text:p>
                        <text:list>
                          <text:list-item>
                            <text:p><text:span text:style-name="T12">são diferentes quando lidas de trás para a fr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 text:style-name="P22"><text:span text:style-name="T12">Exemplo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Dado o alfabeto Σ = { a, b } , considere a linguagem sobre Σ definida como L</text:span><text:span text:style-name="T20">1</text:span><text:span text:style-name="T12"> = {a</text:span><text:span text:style-name="T21">n</text:span><text:span text:style-name="T12"> b</text:span><text:span text:style-name="T21">2n</text:span><text:span text:style-name="T12"> | n ≥ 1 }</text:span></text:p>
              </text:list-item>
              <text:list-item>
                <text:p><text:span text:style-name="T12">Podemos dizer que L</text:span><text:span text:style-name="T20">1</text:span><text:span text:style-name="T12"> é uma LLC porque é gerada pela GLC:</text:span></text:p>
                <text:list>
                  <text:list-item>
                    <text:p><text:span text:style-name="T12">S → aSbb</text:span></text:p>
                  </text:list-item>
                  <text:list-item>
                    <text:p><text:span text:style-name="T12">S → </text:span><text:span text:style-name="T16">abb</text:span></text:p>
                  </text:list-item>
                </text:list>
              </text:list-item>
              <text:list-item>
                <text:p><text:span text:style-name="T12">Ex.: para gerar aabbbb, podemos usar a derivação</text:span></text:p>
                <text:list>
                  <text:list-item>
                    <text:p><text:span text:style-name="T12">S ⇒ a</text:span><text:span text:style-name="T16">S</text:span><text:span text:style-name="T12">bb ⇒ a</text:span><text:span text:style-name="T16">abb</text:span><text:span text:style-name="T12">b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6.5cm" svg:height="2cm" svg:x="1cm" svg:y="0.5cm" presentation:class="title" presentation:user-transformed="true">
          <draw:text-box>
            <text:p><text:span text:style-name="T12">LLC são fechadas em relação à união</text:span></text:p>
          </draw:text-box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 pegarmos duas linguagens livres de contexto (LLCs), a união dessas duas linguagens resultará em outra linguagem livre de contexto (são fechadas em relação à união)</text:span></text:p>
                <text:list>
                  <text:list-item>
                    <text:p><text:span text:style-name="T12">Em outras palavras, a propriedade de ser livre de contexto é preservada quando duas dessas linguagens são unidas</text:span></text:p>
                  </text:list-item>
                </text:list>
              </text:list-item>
              <text:list-item>
                <text:p><text:span text:style-name="T12">Isso significa que, dadas duas LLC, L</text:span><text:span text:style-name="T32">1</text:span><text:span text:style-name="T12"> e L</text:span><text:span text:style-name="T32">2</text:span><text:span text:style-name="T12">, a linguagem L</text:span><text:span text:style-name="T32">1</text:span><text:span text:style-name="T12"> ∪ L</text:span><text:span text:style-name="T32">2</text:span><text:span text:style-name="T12"> também será livre de contexto</text:span></text:p>
              </text:list-item>
              <text:list-item>
                <text:p>Se L<text:span text:style-name="T33">1</text:span> é gerada por uma GLC G<text:span text:style-name="T33">1</text:span> com símbolo inicial S<text:span text:style-name="T33">1</text:span> , e<text:line-break/>L<text:span text:style-name="T33">2</text:span> por uma GLC G<text:span text:style-name="T33">2</text:span> com símbolo inicial S<text:span text:style-name="T33">2</text:span> ,</text:p>
                <text:list>
                  <text:list-item>
                    <text:p><text:span text:style-name="T12">podemos criar um novo símbolo inicial S e adicionar as regras </text:span><text:span text:style-name="T12"><text:line-break/></text:span><text:span text:style-name="T16">S → S</text:span><text:span text:style-name="T34">1</text:span><text:span text:style-name="T16"> | S</text:span><text:span text:style-name="T34">2</text:span><text:span text:style-name="T12"> às regras das duas gramáticas, obtendo assim uma GLC G</text:span><text:span text:style-name="T32">3</text:span><text:span text:style-name="T12"> <text:s/>que gera <text:s/>L</text:span><text:span text:style-name="T32">1</text:span><text:span text:style-name="T12"> ∪ L</text:span><text:span text:style-name="T32">2</text:span></text:p>
                  </text:list-item>
                </text:list>
              </text:list-item>
            </text:list>
          </draw:text-box>
        </draw:frame>
        <draw:frame draw:style-name="gr17" draw:text-style-name="P23" draw:layer="layout" svg:width="3.766cm" svg:height="1.568cm" svg:x="12.954cm" svg:y="19.347cm">
          <draw:text-box>
            <text:p><text:span text:style-name="T12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><text:span text:style-name="T12">Exemplo - união</text:span></text:p>
          </draw:text-box>
        </draw:frame>
        <draw:frame presentation:style-name="pr7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L</text:span><text:span text:style-name="T32">1 </text:span><text:span text:style-name="T12">: {a</text:span><text:span text:style-name="T35">n</text:span><text:span text:style-name="T12"> b</text:span><text:span text:style-name="T35">n</text:span><text:span text:style-name="T12"> | n ≥ 0} <text:s text:c="2"/>;</text:span><text:span text:style-name="T12"><text:tab/></text:span><text:span text:style-name="T12">G</text:span><text:span text:style-name="T32">1</text:span><text:span text:style-name="T12"> : S</text:span><text:span text:style-name="T32">1</text:span><text:span text:style-name="T12"> → aS</text:span><text:span text:style-name="T32">1</text:span><text:span text:style-name="T12">b | ε</text:span></text:p>
              </text:list-item>
              <text:list-item>
                <text:p><text:span text:style-name="T12">L</text:span><text:span text:style-name="T32">2</text:span><text:span text:style-name="T12"> : {c</text:span><text:span text:style-name="T35">n</text:span><text:span text:style-name="T12"> d</text:span><text:span text:style-name="T35">n</text:span><text:span text:style-name="T12"> | n ≥ 0} <text:s text:c="2"/>;</text:span><text:span text:style-name="T12"><text:tab/></text:span><text:span text:style-name="T12">G</text:span><text:span text:style-name="T32">2 </text:span><text:span text:style-name="T12">: S</text:span><text:span text:style-name="T32">2</text:span><text:span text:style-name="T12"> → cS</text:span><text:span text:style-name="T32">2</text:span><text:span text:style-name="T12">d | ε</text:span></text:p>
              </text:list-item>
              <text:list-item>
                <text:p><text:span text:style-name="T12">Para unir L</text:span><text:span text:style-name="T32">1</text:span><text:span text:style-name="T12"> e L</text:span><text:span text:style-name="T32">2</text:span><text:span text:style-name="T12">, criamos um novo símbolo inicial S e adicionamos as regras <text:s/></text:span><text:span text:style-name="T16">S → S</text:span><text:span text:style-name="T34">1</text:span><text:span text:style-name="T16"> | S</text:span><text:span text:style-name="T34">2</text:span><text:span text:style-name="T12"> <text:s/>às regras de G</text:span><text:span text:style-name="T32">1</text:span><text:span text:style-name="T12"> e G</text:span><text:span text:style-name="T32">2</text:span><text:span text:style-name="T12"> :</text:span><text:span text:style-name="T12"><text:line-break/></text:span><text:span text:style-name="T12"><text:tab/></text:span><text:span text:style-name="T12">L</text:span><text:span text:style-name="T32">1</text:span><text:span text:style-name="T12"> ∪ L</text:span><text:span text:style-name="T32">2</text:span><text:span text:style-name="T12"> : {a</text:span><text:span text:style-name="T35">n</text:span><text:span text:style-name="T12"> b</text:span><text:span text:style-name="T35">n</text:span><text:span text:style-name="T12"> | n ≥ 0} ∪ {c</text:span><text:span text:style-name="T35">n</text:span><text:span text:style-name="T12"> d</text:span><text:span text:style-name="T35">n</text:span><text:span text:style-name="T12"> | n ≥ 0}</text:span></text:p>
              </text:list-item>
              <text:list-item>
                <text:p><text:span text:style-name="T12">G</text:span><text:span text:style-name="T32">3</text:span><text:span text:style-name="T12"> :</text:span></text:p>
                <text:list>
                  <text:list-item>
                    <text:p><text:span text:style-name="T16">S → S</text:span><text:span text:style-name="T34">1</text:span><text:span text:style-name="T16"> | S</text:span><text:span text:style-name="T34">2</text:span></text:p>
                  </text:list-item>
                  <text:list-item>
                    <text:p><text:span text:style-name="T12">S</text:span><text:span text:style-name="T32">1</text:span><text:span text:style-name="T12"> → aS</text:span><text:span text:style-name="T32">1</text:span><text:span text:style-name="T12">b | ε</text:span></text:p>
                  </text:list-item>
                  <text:list-item>
                    <text:p><text:span text:style-name="T12">S</text:span><text:span text:style-name="T32">2</text:span><text:span text:style-name="T12"> → cS</text:span><text:span text:style-name="T32">2</text:span><text:span text:style-name="T12">d | ε</text:span></text:p>
                  </text:list-item>
                </text:list>
              </text:list-item>
              <text:list-item>
                <text:p><text:span text:style-name="T12">Dessa forma, G</text:span><text:span text:style-name="T32">3</text:span><text:span text:style-name="T12"> gera a união de L</text:span><text:span text:style-name="T32">1</text:span><text:span text:style-name="T12"> e L</text:span><text:span text:style-name="T32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 text:style-name="P22"><text:span text:style-name="T12">LLC e concatenação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Dado duas LLC, <text:s/>L</text:span><text:span text:style-name="T20">1</text:span><text:span text:style-name="T12"> e L</text:span><text:span text:style-name="T20">2</text:span></text:p>
              </text:list-item>
              <text:list-item>
                <text:p><text:span text:style-name="T12">A sua concatenação é uma LLC</text:span></text:p>
                <text:list>
                  <text:list-item>
                    <text:p><text:span text:style-name="T12">L</text:span><text:span text:style-name="T20">1 </text:span><text:span text:style-name="T36">°</text:span><text:span text:style-name="T12"> L</text:span><text:span text:style-name="T20">2</text:span><text:span text:style-name="T12"> = { ω</text:span><text:span text:style-name="T20">1</text:span><text:span text:style-name="T12"> ° ω</text:span><text:span text:style-name="T20">2</text:span><text:span text:style-name="T12"> <text:s/>| <text:s/>ω</text:span><text:span text:style-name="T20">1</text:span><text:span text:style-name="T12"> ∈ L</text:span><text:span text:style-name="T20">1</text:span><text:span text:style-name="T12"> <text:s/>e <text:s/>ω</text:span><text:span text:style-name="T20">2</text:span><text:span text:style-name="T12"> ∈ L</text:span><text:span text:style-name="T20">2</text:span><text:span text:style-name="T12"> }</text:span></text:p>
                  </text:list-item>
                </text:list>
              </text:list-item>
              <text:list-item>
                <text:p><text:span text:style-name="T12">Se L</text:span><text:span text:style-name="T20">1</text:span><text:span text:style-name="T12"> é gerada por uma GLC <text:s/>G</text:span><text:span text:style-name="T20">1</text:span><text:span text:style-name="T12"> com símbolo inicial S</text:span><text:span text:style-name="T20">1</text:span><text:span text:style-name="T12"> , e L</text:span><text:span text:style-name="T20">2</text:span><text:span text:style-name="T12"> é gerada por uma GLC <text:s/>G</text:span><text:span text:style-name="T20">2</text:span><text:span text:style-name="T12"> com símbolo inicial S</text:span><text:span text:style-name="T20">2</text:span><text:span text:style-name="T12"> ,</text:span></text:p>
                <text:list>
                  <text:list-item>
                    <text:p><text:span text:style-name="T12">podemos criar um novo símbolo inicial <text:s/>S , acrescentar as regras </text:span><text:span text:style-name="T16">S → S</text:span><text:span text:style-name="T37">1</text:span><text:span text:style-name="T16">S</text:span><text:span text:style-name="T37">2</text:span><text:span text:style-name="T12"> <text:s/>à união das regras das duas gramáticas e obter assim uma GLC <text:s/>G</text:span><text:span text:style-name="T20">3</text:span><text:span text:style-name="T12"> que gera <text:s/>L</text:span><text:span text:style-name="T20">1</text:span><text:span text:style-name="T12"> ° L</text:span><text:span text:style-name="T20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 presentation:user-transformed="true">
          <draw:text-box>
            <text:p><text:span text:style-name="T12">Exemplo - concatenação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L</text:span><text:span text:style-name="T20">1</text:span><text:span text:style-name="T12"> = { a</text:span><text:span text:style-name="T21">n </text:span><text:span text:style-name="T12">b</text:span><text:span text:style-name="T21">2n</text:span><text:span text:style-name="T12"> | n ≥ 1 } é gerada pela GLC :</text:span></text:p>
                <text:list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</text:list-item>
                </text:list>
              </text:list-item>
              <text:list-item>
                <text:p><text:span text:style-name="T12">L</text:span><text:span text:style-name="T20">2</text:span><text:span text:style-name="T12"> = { a</text:span><text:span text:style-name="T21">2n</text:span><text:span text:style-name="T12"> b</text:span><text:span text:style-name="T21">n</text:span><text:span text:style-name="T12"> | n ≥ 1 } é gerada pela GLC :</text:span></text:p>
                <text:list>
                  <text:list-item>
                    <text:p><text:span text:style-name="T12">S</text:span><text:span text:style-name="T20">2</text:span><text:span text:style-name="T12"> → aaS</text:span><text:span text:style-name="T20">2</text:span><text:span text:style-name="T12">b | aab</text:span></text:p>
                  </text:list-item>
                </text:list>
              </text:list-item>
              <text:list-item>
                <text:p><text:span text:style-name="T12">Portanto, a linguagem L</text:span><text:span text:style-name="T20">1</text:span><text:span text:style-name="T12"> ° L</text:span><text:span text:style-name="T20">2</text:span><text:span text:style-name="T12"> pode ser gerada pela gramática</text:span></text:p>
                <text:list>
                  <text:list-item>
                    <text:p><text:span text:style-name="T16">S → S</text:span><text:span text:style-name="T37">1</text:span><text:span text:style-name="T16">S</text:span><text:span text:style-name="T37">2</text:span></text:p>
                  </text:list-item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</text:list-item>
                  <text:list-item>
                    <text:p><text:span text:style-name="T12">S</text:span><text:span text:style-name="T20">2</text:span><text:span text:style-name="T12"> → aaS</text:span><text:span text:style-name="T20">2</text:span><text:span text:style-name="T12">b | a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LLC e fecho de Kleene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 L</text:span><text:span text:style-name="T32">1</text:span><text:span text:style-name="T12"> é uma LLC , então L</text:span><text:span text:style-name="T32">1</text:span><text:span text:style-name="T35">*</text:span><text:span text:style-name="T12"> <text:s/>também o é</text:span></text:p>
              </text:list-item>
              <text:list-item>
                <text:p><text:span text:style-name="T12">Este fato pode ser verificado através de uma construção com gramáticas</text:span></text:p>
              </text:list-item>
              <text:list-item>
                <text:p><text:span text:style-name="T12">Se L</text:span><text:span text:style-name="T32">1</text:span><text:span text:style-name="T35">*</text:span><text:span text:style-name="T12"> <text:s/>é gerada por uma GLC <text:s/>G</text:span><text:span text:style-name="T32">1</text:span><text:span text:style-name="T12"> com símbolo inicial <text:s/>S</text:span><text:span text:style-name="T32">1</text:span><text:span text:style-name="T12"> ,</text:span></text:p>
                <text:list>
                  <text:list-item>
                    <text:p><text:span text:style-name="T12">para criarmos uma gramática que gera L</text:span><text:span text:style-name="T32">1</text:span><text:span text:style-name="T35">*</text:span><text:span text:style-name="T12"> <text:s/>basta criarmos um novo símbolo inicial S , e acrescentarmos as regras <text:s/></text:span><text:span text:style-name="T16">S → SS</text:span><text:span text:style-name="T34">1</text:span><text:span text:style-name="T16"> | ε</text:span><text:span text:style-name="T12"> <text:s/>à gramática orig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>
          <draw:text-box>
            <text:p><text:span text:style-name="T12">Exemplo - <text:s/>fecho de Kleene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ja L</text:span><text:span text:style-name="T32">1</text:span><text:span text:style-name="T12"> = { a</text:span><text:span text:style-name="T35">n</text:span><text:span text:style-name="T12"> b</text:span><text:span text:style-name="T35">2n</text:span><text:span text:style-name="T12"> | n ≥ 1 }</text:span></text:p>
              </text:list-item>
              <text:list-item>
                <text:p><text:span text:style-name="T12">A linguagem é gerada pela GLC:</text:span></text:p>
                <text:list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</text:list-item>
                </text:list>
              </text:list-item>
              <text:list-item>
                <text:p><text:span text:style-name="T12">Portanto, a linguagem L</text:span><text:span text:style-name="T32">1</text:span><text:span text:style-name="T21">*</text:span><text:span text:style-name="T12"> pode ser gerada pela gramática:</text:span></text:p>
                <text:list>
                  <text:list-item>
                    <text:p><text:span text:style-name="T16">S → SS</text:span><text:span text:style-name="T37">1</text:span><text:span text:style-name="T16"> | ε</text:span></text:p>
                  </text:list-item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16" draw:layer="layout" svg:width="26.5cm" svg:height="2.635cm" svg:x="1cm" svg:y="0.183cm" presentation:class="title" presentation:user-transformed="true">
          <draw:text-box>
            <text:p text:style-name="P22"><text:span text:style-name="T12">Gramáticas Livres de Contexto</text:span><text:span text:style-name="T12"><text:line-break/></text:span><text:span text:style-name="T12">Sem Regras Nulas (GSRN)</text:span></text:p>
          </draw:text-box>
        </draw:frame>
        <draw:frame presentation:style-name="pr6" draw:text-style-name="P16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12">Definida por Hopcroft; Ullman (1969) como uma GLC onde</text:span></text:p>
                <text:list>
                  <text:list-item>
                    <text:p><text:span text:style-name="T12">a cadeia vazia <text:s/></text:span><text:span text:style-name="T16">ε</text:span><text:span text:style-name="T12"> <text:s/>não é permitida no lado direito da regra,</text:span></text:p>
                    <text:list>
                      <text:list-item>
                        <text:p><text:span text:style-name="T12">exceto no caso da regra </text:span><text:span text:style-name="T16">S → ε</text:span><text:span text:style-name="T12"> , onde </text:span><text:span text:style-name="T16">S</text:span><text:span text:style-name="T12"> é o símbolo inicial, e </text:span><text:span text:style-name="T16">S</text:span><text:span text:style-name="T12"> não ocorre no lado direito de outra regra</text:span></text:p>
                      </text:list-item>
                    </text:list>
                  </text:list-item>
                </text:list>
              </text:list-item>
              <text:list-item>
                <text:p><text:span text:style-name="T38">Ex.:</text:span><text:span text:style-name="T12"> seja a linguagem L = {a</text:span><text:span text:style-name="T35">n</text:span><text:span text:style-name="T12"> b</text:span><text:span text:style-name="T35">n</text:span><text:span text:style-name="T12"> | n ≥ 0}, onde </text:span><text:span text:style-name="T18">a quantidade de 'a's é igual à quantidade de 'b's</text:span><text:span text:style-name="T12">. <text:s/>A GLC correspondente pode ser definida por </text:span><text:span text:style-name="T18">G : S → aSb | ε</text:span></text:p>
                <text:list>
                  <text:list-item>
                    <text:p><text:span text:style-name="T12">Para transformá-la em </text:span><text:span text:style-name="T16">GSRN: S → aSb | ab</text:span></text:p>
                    <text:list>
                      <text:list-item>
                        <text:p><text:span text:style-name="T12">removemos a regra nula <text:s/></text:span><text:span text:style-name="T16">S → ε</text:span><text:span text:style-name="T12"> <text:s/></text:span></text:p>
                        <text:list>
                          <text:list-item>
                            <text:p><text:span text:style-name="T12">e adaptamos a gramática para preservar a igualdade entre a quantidade de 'a's e 'b'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8" draw:text-style-name="P13" draw:layer="layout" svg:x1="18.488cm" svg:y1="15.373cm" svg:x2="17.65cm" svg:y2="14.067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GSRN - definição</text:span></text:p>
          </draw:text-box>
        </draw:frame>
        <draw:frame presentation:style-name="pr6" draw:text-style-name="P16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12">Dizemos que uma GLC <text:s/>G = ( V , T , P , S ) é uma Gramática Livre de Contexto Sem Regras Nulas (GSRN) se todas as suas regras são da forma:</text:span></text:p>
                <text:list>
                  <text:list-item>
                    <text:p><text:span text:style-name="T12">A → α <text:s text:c="3"/>, onde: <text:s/>A ∈ V <text:s text:c="2"/>e <text:s text:c="2"/>α ∈ ( V ∪ T )</text:span><text:span text:style-name="T21">+</text:span></text:p>
                  </text:list-item>
                  <text:list-item>
                    <text:p><text:span text:style-name="T12">e desde que S (símbolo inicial) não esteja do lado direito de uma regra, é permitido <text:s/></text:span><text:span text:style-name="T16">S → ε</text:span></text:p>
                  </text:list-item>
                </text:list>
              </text:list-item>
            </text:list>
          </draw:text-box>
        </draw:frame>
        <draw:frame draw:style-name="gr19" draw:text-style-name="P23" draw:layer="layout" svg:width="6.412cm" svg:height="1.893cm" svg:x="20.297cm" svg:y="7.339cm">
          <draw:text-box>
            <text:p><text:span text:style-name="T12">fecho positivo</text:span></text:p>
            <text:p><text:span text:style-name="T12"/></text:p>
          </draw:text-box>
        </draw:frame>
        <draw:frame draw:style-name="gr20" draw:text-style-name="P24" draw:layer="layout" svg:width="20.938cm" svg:height="2.714cm" svg:x="6.062cm" svg:y="16.801cm">
          <draw:text-box>
            <text:p text:style-name="P18"><text:span text:style-name="T12">α ∈ ( V ∪ T )</text:span><text:span text:style-name="T35">+</text:span><text:span text:style-name="T12"> <text:s/>define que α é uma string composta por um ou mais símbolos, sendo cada símbolo um terminal ou variável da gramática, excluindo a possibilidade de α ser a string vazia</text:span></text:p>
          </draw:text-box>
        </draw:frame>
        <draw:line draw:style-name="gr21" draw:text-style-name="P13" draw:layer="layout" svg:x1="19.425cm" svg:y1="7.805cm" svg:x2="18.253cm" svg:y2="7.805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GSRN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A definição de Hopcroft; Ullman (1969) não altera o poder de expressividade das GLC, isto é, </text:span></text:p>
                <text:list>
                  <text:list-item>
                    <text:p><text:span text:style-name="T12">se uma linguagem L é gerada por uma GLC <text:s/>G , </text:span></text:p>
                  </text:list-item>
                  <text:list-item>
                    <text:p><text:span text:style-name="T12">então a mesma linguagem é gerada por uma GSRN <text:s/>G</text:span><text:span text:style-name="T21">1</text:span></text:p>
                  </text:list-item>
                </text:list>
              </text:list-item>
              <text:list-item>
                <text:p><text:span text:style-name="T12">Existe um algoritmo para dada uma GLC <text:s/>G obtermos uma GSRN <text:s/>G</text:span><text:span text:style-name="T21">1 </text:span><text:span text:style-name="T12"><text:s/>equivalente</text:span></text:p>
                <text:list>
                  <text:list-item>
                    <text:p><text:span text:style-name="T12">O primeiro passo deste algoritmo é identificar as </text:span><text:span text:style-name="T16">variáveis que podem gerar a cadeia vazia</text:span><text:span text:style-name="T12">, chamadas de </text:span><text:span text:style-name="T14">símbolos nulificáve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6" draw:layer="layout" svg:width="26.5cm" svg:height="2cm" svg:x="1cm" svg:y="0.5cm" presentation:class="title" presentation:user-transformed="true">
          <draw:text-box>
            <text:p><text:span text:style-name="T12">Exemplo - nulificáveis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A gramática:</text:span></text:p>
                <text:list>
                  <text:list-item>
                    <text:p><text:span text:style-name="T12">S → aA</text:span></text:p>
                  </text:list-item>
                  <text:list-item>
                    <text:p><text:span text:style-name="T14">A</text:span><text:span text:style-name="T12"> → aB | </text:span><text:span text:style-name="T16">B</text:span></text:p>
                  </text:list-item>
                  <text:list-item>
                    <text:p><text:span text:style-name="T16">B</text:span><text:span text:style-name="T12"> → b | </text:span><text:span text:style-name="T16">ε</text:span></text:p>
                  </text:list-item>
                </text:list>
              </text:list-item>
              <text:list-item>
                <text:p><text:span text:style-name="T12">Possui as</text:span></text:p>
                <text:list>
                  <text:list-item>
                    <text:p><text:span text:style-name="T12">variáveis {S, A, B} <text:s text:c="2"/>e as</text:span></text:p>
                  </text:list-item>
                  <text:list-item>
                    <text:p><text:span text:style-name="T12">variáveis nulificáveis {A, B}</text:span></text:p>
                    <text:list>
                      <text:list-item>
                        <text:p><text:span text:style-name="T12">Derivando B, chegamos em ε : <text:s text:c="2"/></text:span><text:span text:style-name="T16">B ⇒</text:span><text:span text:style-name="T39">*</text:span><text:span text:style-name="T16"> ε</text:span><text:span text:style-name="T12"> <text:s/></text:span></text:p>
                      </text:list-item>
                      <text:list-item>
                        <text:p><text:span text:style-name="T12">O mesmo ocorre para A: <text:s text:c="2"/></text:span><text:span text:style-name="T16">A ⇒</text:span><text:span text:style-name="T39">*</text:span><text:span text:style-name="T16"> 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6" draw:layer="layout" svg:width="13.416cm" svg:height="4.673cm" svg:x="13.941cm" svg:y="5.526cm">
          <draw:text-box>
            <text:list text:style-name="L2">
              <text:list-item>
                <text:p text:style-name="P25"><text:span text:style-name="T12">A pode derivar </text:span><text:span text:style-name="T40">B</text:span><text:span text:style-name="T12"> (pela regra </text:span><text:span text:style-name="T40">A</text:span><text:span text:style-name="T12"> → </text:span><text:span text:style-name="T40">B</text:span><text:span text:style-name="T12">)</text:span></text:p>
              </text:list-item>
              <text:list-item>
                <text:p text:style-name="P25"><text:span text:style-name="T40">B</text:span><text:span text:style-name="T12"> já sabemos que é nulificável</text:span></text:p>
              </text:list-item>
              <text:list-item>
                <text:p text:style-name="P25"><text:span text:style-name="T40">A</text:span><text:span text:style-name="T12"> também pode derivar a cadeia vazia via </text:span><text:span text:style-name="T40">A</text:span><text:span text:style-name="T12"> → </text:span><text:span text:style-name="T40">B</text:span><text:span text:style-name="T12"> ⇒ ε</text:span></text:p>
              </text:list-item>
              <text:list-item>
                <text:p text:style-name="P25"><text:span text:style-name="T12">Portanto, </text:span><text:span text:style-name="T40">A</text:span><text:span text:style-name="T12"> é nulificável porque pode derivar </text:span><text:span text:style-name="T40">B</text:span><text:span text:style-name="T12">, e </text:span><text:span text:style-name="T40">B</text:span><text:span text:style-name="T12"> pode derivar 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GSRN equivalente</text:span></text:p>
          </draw:text-box>
        </draw:frame>
        <draw:frame presentation:style-name="pr6" draw:text-style-name="P16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12">Uma vez que sabemos quais são os símbolos nulificáveis de uma GLC, podemos construir uma GSRN equivalente</text:span></text:p>
              </text:list-item>
              <text:list-item>
                <text:p><text:span text:style-name="T12">A ideia é, cada vez que um símbolo nulificável ocorre do lado direito de uma regra, acrescentar uma regra nova à GLC original sem a ocorrência deste símbolo</text:span></text:p>
              </text:list-item>
              <text:list-item>
                <text:p><text:span text:style-name="T12">Por exemplo, na gramática anterior havia a regra </text:span><text:span text:style-name="T16">S → AB</text:span></text:p>
                <text:list>
                  <text:list-item>
                    <text:p><text:span text:style-name="T12">A esta regra serão acrescentadas as regras</text:span></text:p>
                    <text:list>
                      <text:list-item>
                        <text:p><text:span text:style-name="T16">S → A <text:s/></text:span><text:span text:style-name="T12"><text:s/>(substituindo B pela cadeia vazia)</text:span></text:p>
                      </text:list-item>
                      <text:list-item>
                        <text:p><text:span text:style-name="T16">S → B</text:span><text:span text:style-name="T12"> <text:s text:c="2"/>(substituindo A pela cadeia vazi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23" draw:layer="layout" svg:width="4.297cm" svg:height="1.313cm" svg:x="12.331cm" svg:y="19.057cm">
          <draw:text-box>
            <text:p><text:span text:style-name="T12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 presentation:placeholder="true">
          <draw:text-box/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Evitamos acrescentar a regra <text:s/></text:span><text:span text:style-name="T16">S → ε</text:span><text:span text:style-name="T12"> <text:s/>(substituindo tanto A como B pela cadeia vazia) porque queremos gerar uma GSRN</text:span></text:p>
              </text:list-item>
              <text:list-item>
                <text:p><text:span text:style-name="T12">Essa ideia simples não funciona caso a cadeia vazia seja gerada pela gramática, isto é, se <text:s/></text:span><text:span text:style-name="T16">S</text:span><text:span text:style-name="T12"> <text:s/>é um símbolo nulificável</text:span></text:p>
                <text:list>
                  <text:list-item>
                    <text:p><text:span text:style-name="T12">Neste caso, devemos acrescentar um novo símbolo inicial que gere a cadeia vaz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>
          <draw:text-box>
            <text:p><text:span text:style-name="T12">Exemplo</text:span></text:p>
          </draw:text-box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Considere a gramática</text:span></text:p>
                <text:list>
                  <text:list-item>
                    <text:p><text:span text:style-name="T12">S → AB</text:span></text:p>
                  </text:list-item>
                  <text:list-item>
                    <text:p><text:span text:style-name="T12">A → a | ε</text:span></text:p>
                  </text:list-item>
                  <text:list-item>
                    <text:p><text:span text:style-name="T12">B → b</text:span></text:p>
                  </text:list-item>
                </text:list>
              </text:list-item>
              <text:list-item>
                <text:p><text:span text:style-name="T12">Primeiro, identificamos os símbolos nulificáveis</text:span></text:p>
                <text:list>
                  <text:list-item>
                    <text:p><text:span text:style-name="T12">A <text:s text:c="3"/>(é nulificável porque <text:s/>A → ε )</text:span></text:p>
                  </text:list-item>
                </text:list>
              </text:list-item>
              <text:list-item>
                <text:p><text:span text:style-name="T12">Aplicamos o algoritmo para construir a GSRN equivalente:</text:span></text:p>
                <text:list>
                  <text:list-item>
                    <text:p><text:span text:style-name="T12">Para a regra <text:s/>S → AB <text:s/>:</text:span></text:p>
                    <text:list>
                      <text:list-item>
                        <text:p><text:span text:style-name="T12">Acrescentamos <text:s/>S → A <text:s text:c="2"/>(substituindo B pela cadeia vazia)</text:span></text:p>
                      </text:list-item>
                      <text:list-item>
                        <text:p><text:span text:style-name="T12">Acrescentamos <text:s/>S → B <text:s text:c="2"/>(substituindo A pela cadeia vazi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6" draw:layer="layout" svg:width="3.762cm" svg:height="0.988cm" svg:x="11.758cm" svg:y="19.896cm">
          <draw:text-box>
            <text:p><text:span text:style-name="T12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text-style-name="P16" draw:layer="layout" svg:width="26.5cm" svg:height="2cm" svg:x="1cm" svg:y="0.5cm" presentation:class="title" presentation:placeholder="true">
          <draw:text-box/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<text:span text:style-name="T12">Para a regra <text:s/>A → a <text:s/>:</text:span></text:p>
                    <text:list>
                      <text:list-item>
                        <text:p><text:span text:style-name="T12">Como ela não contém <text:s/>ε <text:s/>diretamente, essa regra não precisa ser modificada no contexto de eliminação de regras nulas</text:span></text:p>
                      </text:list-item>
                    </text:list>
                  </text:list-item>
                  <text:list-item>
                    <text:p><text:span text:style-name="T12">Para a regra <text:s/>B → b <text:s/>:</text:span></text:p>
                    <text:list>
                      <text:list-item>
                        <text:p><text:span text:style-name="T12">Não precisamos adicionar mais regras, pois <text:s/>B <text:s/>não é nulificável</text:span></text:p>
                      </text:list-item>
                    </text:list>
                  </text:list-item>
                  <text:list-item>
                    <text:p><text:span text:style-name="T12">Regras resultantes na GSRN equivalente:</text:span></text:p>
                    <text:list>
                      <text:list-item>
                        <text:p><text:span text:style-name="T12">S → AB | A | B</text:span></text:p>
                      </text:list-item>
                      <text:list-item>
                        <text:p><text:span text:style-name="T12">A → a</text:span></text:p>
                      </text:list-item>
                      <text:list-item>
                        <text:p><text:span text:style-name="T12">B → 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2" draw:layer="layout" svg:width="8.105cm" svg:height="3.416cm" svg:x="12.124cm" svg:y="1.072cm">
          <draw:text-box>
            <text:p><text:tab/>A → a | ε</text:p>
            <text:p>ou</text:p>
            <text:p><text:tab/>A → a</text:p>
            <text:p><text:tab/>A → ε</text:p>
          </draw:text-box>
        </draw:frame>
        <draw:line draw:style-name="gr26" draw:text-style-name="P13" draw:layer="layout" svg:x1="13.263cm" svg:y1="3.149cm" svg:x2="9.746cm" svg:y2="3.818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Object_20_without_20_fill_5f_1_5f_1" style:display-name="Object without fill_1_1" style:family="graphic" style:parent-style-name="Default_20_Drawing_20_Style_5f_1_5f_1_5f_1">
      <style:graphic-properties draw:stroke="dash" draw:stroke-dash="Double_20_Dash" svg:stroke-color="#fe7f00" draw:marker-end="Arrowheads_20_18" draw:marker-end-width="0.3cm" draw:fill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4-30T16:35:38.206836932</dc:date>
    <meta:editing-duration>P2DT9H54M58S</meta:editing-duration>
    <meta:editing-cycles>299</meta:editing-cycles>
    <meta:generator>LibreOffice/25.2.2.2$Linux_X86_64 LibreOffice_project/520$Build-2</meta:generator>
    <meta:document-statistic meta:object-count="12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